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8125in"/>
    </style:style>
    <style:style style:name="Table1.C" style:family="table-column">
      <style:table-column-properties style:column-width="5.0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3e72" officeooo:paragraph-rsid="00083e72"/>
    </style:style>
    <style:style style:name="P2" style:family="paragraph" style:parent-style-name="Standard">
      <style:text-properties officeooo:rsid="0009f31b" officeooo:paragraph-rsid="0009f31b"/>
    </style:style>
    <style:style style:name="P3" style:family="paragraph" style:parent-style-name="Standard">
      <style:text-properties officeooo:rsid="0009f31b" officeooo:paragraph-rsid="0010d2f8"/>
    </style:style>
    <style:style style:name="P4" style:family="paragraph" style:parent-style-name="Standard">
      <style:text-properties officeooo:rsid="0009f82f" officeooo:paragraph-rsid="0009f82f"/>
    </style:style>
    <style:style style:name="P5" style:family="paragraph" style:parent-style-name="Standard">
      <style:text-properties officeooo:rsid="000a34d3" officeooo:paragraph-rsid="000a34d3"/>
    </style:style>
    <style:style style:name="P6" style:family="paragraph" style:parent-style-name="Standard">
      <style:text-properties officeooo:rsid="000a9cc3" officeooo:paragraph-rsid="000a9cc3"/>
    </style:style>
    <style:style style:name="P7" style:family="paragraph" style:parent-style-name="Standard">
      <style:text-properties officeooo:rsid="000b9635" officeooo:paragraph-rsid="000b9635"/>
    </style:style>
    <style:style style:name="P8" style:family="paragraph" style:parent-style-name="Standard">
      <style:text-properties fo:font-weight="bold" officeooo:rsid="000b9635" officeooo:paragraph-rsid="000b9635" style:font-weight-asian="bold" style:font-weight-complex="bold"/>
    </style:style>
    <style:style style:name="P9" style:family="paragraph" style:parent-style-name="Standard">
      <style:text-properties fo:font-weight="bold" officeooo:rsid="0009f31b" officeooo:paragraph-rsid="0010d2f8" style:font-weight-asian="bold" style:font-weight-complex="bold"/>
    </style:style>
    <style:style style:name="P10" style:family="paragraph" style:parent-style-name="Standard">
      <style:text-properties fo:font-weight="bold" officeooo:rsid="0009f82f" officeooo:paragraph-rsid="0009f82f" style:font-weight-asian="bold" style:font-weight-complex="bold"/>
    </style:style>
    <style:style style:name="P11" style:family="paragraph" style:parent-style-name="Standard">
      <style:text-properties fo:font-weight="bold" officeooo:rsid="001518c4" officeooo:paragraph-rsid="001518c4" style:font-weight-asian="bold" style:font-weight-complex="bold"/>
    </style:style>
    <style:style style:name="P12" style:family="paragraph" style:parent-style-name="Standard">
      <style:text-properties fo:font-weight="bold" officeooo:rsid="001ae1fb" officeooo:paragraph-rsid="001ae1fb" style:font-weight-asian="bold" style:font-weight-complex="bold"/>
    </style:style>
    <style:style style:name="P13" style:family="paragraph" style:parent-style-name="Standard">
      <style:text-properties fo:font-weight="bold" officeooo:rsid="001d1097" officeooo:paragraph-rsid="001d1097" style:font-weight-asian="bold" style:font-weight-complex="bold"/>
    </style:style>
    <style:style style:name="P14" style:family="paragraph" style:parent-style-name="Standard">
      <style:text-properties fo:font-weight="bold" officeooo:rsid="002209fb" officeooo:paragraph-rsid="002209fb" style:font-weight-asian="bold" style:font-weight-complex="bold"/>
    </style:style>
    <style:style style:name="P15" style:family="paragraph" style:parent-style-name="Standard">
      <style:text-properties fo:font-weight="bold" officeooo:rsid="00236c91" officeooo:paragraph-rsid="00236c91" style:font-weight-asian="bold" style:font-weight-complex="bold"/>
    </style:style>
    <style:style style:name="P16" style:family="paragraph" style:parent-style-name="Standard">
      <style:text-properties fo:font-weight="bold" officeooo:rsid="0024183b" officeooo:paragraph-rsid="0024183b" style:font-weight-asian="bold" style:font-weight-complex="bold"/>
    </style:style>
    <style:style style:name="P17" style:family="paragraph" style:parent-style-name="Standard">
      <style:text-properties fo:font-weight="bold" officeooo:rsid="002c2c27" officeooo:paragraph-rsid="002c2c27" style:font-weight-asian="bold" style:font-weight-complex="bold"/>
    </style:style>
    <style:style style:name="P18" style:family="paragraph" style:parent-style-name="Standard">
      <style:text-properties fo:font-weight="bold" officeooo:rsid="002c74b8" officeooo:paragraph-rsid="002c74b8" style:font-weight-asian="bold" style:font-weight-complex="bold"/>
    </style:style>
    <style:style style:name="P19" style:family="paragraph" style:parent-style-name="Standard">
      <style:text-properties fo:font-weight="bold" officeooo:rsid="002c869d" officeooo:paragraph-rsid="002c869d" style:font-weight-asian="bold" style:font-weight-complex="bold"/>
    </style:style>
    <style:style style:name="P20" style:family="paragraph" style:parent-style-name="Standard">
      <style:text-properties officeooo:rsid="000e53ed" officeooo:paragraph-rsid="000e53e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e53ed" officeooo:paragraph-rsid="000e53ed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32950" officeooo:paragraph-rsid="00132950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6a3d2" officeooo:paragraph-rsid="0026a3d2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28916c" officeooo:paragraph-rsid="0028916c" style:font-weight-asian="bold" style:font-weight-complex="bold"/>
    </style:style>
    <style:style style:name="P25" style:family="paragraph" style:parent-style-name="Standard">
      <style:text-properties officeooo:rsid="000f5687" officeooo:paragraph-rsid="000f5687"/>
    </style:style>
    <style:style style:name="P26" style:family="paragraph" style:parent-style-name="Standard">
      <style:text-properties officeooo:rsid="000d2928" officeooo:paragraph-rsid="000d2928"/>
    </style:style>
    <style:style style:name="P27" style:family="paragraph" style:parent-style-name="Standard">
      <style:text-properties officeooo:paragraph-rsid="00132950"/>
    </style:style>
    <style:style style:name="P28" style:family="paragraph" style:parent-style-name="Standard">
      <style:text-properties style:text-underline-style="none" fo:font-weight="normal" officeooo:rsid="00132950" officeooo:paragraph-rsid="00132950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181d21" officeooo:paragraph-rsid="00181d21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08e09" officeooo:paragraph-rsid="00181d21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26a3d2" officeooo:paragraph-rsid="0026a3d2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9b703" officeooo:paragraph-rsid="0029b703" style:font-weight-asian="normal" style:font-weight-complex="normal"/>
    </style:style>
    <style:style style:name="P33" style:family="paragraph" style:parent-style-name="Standard">
      <style:text-properties fo:font-weight="normal" officeooo:rsid="001518c4" officeooo:paragraph-rsid="001518c4" style:font-weight-asian="normal" style:font-weight-complex="normal"/>
    </style:style>
    <style:style style:name="P34" style:family="paragraph" style:parent-style-name="Standard">
      <style:text-properties fo:font-weight="normal" officeooo:rsid="0016d3ee" officeooo:paragraph-rsid="0016d3ee" style:font-weight-asian="normal" style:font-weight-complex="normal"/>
    </style:style>
    <style:style style:name="P35" style:family="paragraph" style:parent-style-name="Standard">
      <style:text-properties fo:font-weight="normal" officeooo:rsid="0024183b" officeooo:paragraph-rsid="00236c91" style:font-weight-asian="normal" style:font-weight-complex="normal"/>
    </style:style>
    <style:style style:name="P36" style:family="paragraph" style:parent-style-name="Standard">
      <style:text-properties fo:font-weight="normal" officeooo:rsid="002c2c27" officeooo:paragraph-rsid="002c2c27" style:font-weight-asian="normal" style:font-weight-complex="normal"/>
    </style:style>
    <style:style style:name="P37" style:family="paragraph" style:parent-style-name="Standard">
      <style:text-properties fo:font-weight="normal" officeooo:rsid="002c74b8" officeooo:paragraph-rsid="002c74b8" style:font-weight-asian="normal" style:font-weight-complex="normal"/>
    </style:style>
    <style:style style:name="P38" style:family="paragraph" style:parent-style-name="Standard">
      <style:text-properties officeooo:paragraph-rsid="00191961"/>
    </style:style>
    <style:style style:name="P39" style:family="paragraph" style:parent-style-name="Standard">
      <style:text-properties officeooo:rsid="001caaf8" officeooo:paragraph-rsid="001caaf8"/>
    </style:style>
    <style:style style:name="P40" style:family="paragraph" style:parent-style-name="Standard">
      <style:text-properties officeooo:paragraph-rsid="001caaf8"/>
    </style:style>
    <style:style style:name="P41" style:family="paragraph" style:parent-style-name="Standard">
      <style:text-properties officeooo:rsid="001d1097" officeooo:paragraph-rsid="001d1097"/>
    </style:style>
    <style:style style:name="P42" style:family="paragraph" style:parent-style-name="Standard">
      <style:text-properties officeooo:rsid="002209fb" officeooo:paragraph-rsid="002209fb"/>
    </style:style>
    <style:style style:name="P43" style:family="paragraph" style:parent-style-name="Standard">
      <style:text-properties officeooo:rsid="0024fb70" officeooo:paragraph-rsid="0024fb70"/>
    </style:style>
    <style:style style:name="P44" style:family="paragraph" style:parent-style-name="Table_20_Contents">
      <style:text-properties officeooo:rsid="002ad54d" officeooo:paragraph-rsid="002ad54d"/>
    </style:style>
    <style:style style:name="P45" style:family="paragraph" style:parent-style-name="Table_20_Contents">
      <style:text-properties fo:font-weight="bold" officeooo:rsid="002b17ce" officeooo:paragraph-rsid="002b17ce" style:font-weight-asian="bold" style:font-weight-complex="bold"/>
    </style:style>
    <style:style style:name="P46" style:family="paragraph" style:parent-style-name="Table_20_Contents">
      <style:text-properties fo:font-weight="bold" officeooo:rsid="002ad54d" officeooo:paragraph-rsid="002ad54d" style:font-weight-asian="bold" style:font-weight-complex="bold"/>
    </style:style>
    <style:style style:name="P47" style:family="paragraph" style:parent-style-name="Table_20_Contents">
      <style:text-properties officeooo:rsid="002ad54d" officeooo:paragraph-rsid="002ad54d"/>
    </style:style>
    <style:style style:name="P48" style:family="paragraph" style:parent-style-name="Table_20_Contents">
      <style:text-properties officeooo:rsid="002cf216" officeooo:paragraph-rsid="002cf216"/>
    </style:style>
    <style:style style:name="T1" style:family="text">
      <style:text-properties officeooo:rsid="0009f8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d2f8" style:font-weight-asian="bold" style:font-weight-complex="bold"/>
    </style:style>
    <style:style style:name="T4" style:family="text">
      <style:text-properties fo:font-weight="bold" officeooo:rsid="0009f82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c9a6" style:font-weight-asian="normal" style:font-weight-complex="normal"/>
    </style:style>
    <style:style style:name="T7" style:family="text">
      <style:text-properties fo:font-weight="normal" officeooo:rsid="0024183b" style:font-weight-asian="normal" style:font-weight-complex="normal"/>
    </style:style>
    <style:style style:name="T8" style:family="text">
      <style:text-properties fo:font-weight="normal" officeooo:rsid="002cf216" style:font-weight-asian="normal" style:font-weight-complex="normal"/>
    </style:style>
    <style:style style:name="T9" style:family="text">
      <style:text-properties officeooo:rsid="0010d2f8"/>
    </style:style>
    <style:style style:name="T10" style:family="text">
      <style:text-properties officeooo:rsid="001265e0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32950" style:font-weight-asian="normal" style:font-weight-complex="normal"/>
    </style:style>
    <style:style style:name="T13" style:family="text">
      <style:text-properties officeooo:rsid="00191961"/>
    </style:style>
    <style:style style:name="T14" style:family="text">
      <style:text-properties officeooo:rsid="001caaf8"/>
    </style:style>
    <style:style style:name="T15" style:family="text">
      <style:text-properties officeooo:rsid="001ed850"/>
    </style:style>
    <style:style style:name="T16" style:family="text">
      <style:text-properties fo:color="#ff3333" officeooo:rsid="001ed850"/>
    </style:style>
    <style:style style:name="T17" style:family="text">
      <style:text-properties fo:color="#ff3333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2">Launching Learning Joy:</text:span><text:span text:style-name="T5"> </text:span><text:span text:style-name="T6">roslaunch learning_joy turtle_joy.launch</text:span></text:p>
      <text:p text:style-name="P1"/>
      <text:p text:style-name="P38"><text:span text:style-name="T13">Ref: </text:span><text:a xlink:type="simple" xlink:href="http://wiki.ros.org/joy/Tutorials/ConfiguringALinuxJoystick" text:style-name="Internet_20_link" text:visited-style-name="Visited_20_Internet_20_Link">http://wiki.ros.org/joy/Tutorials/ConfiguringALinuxJoystick</text:a></text:p>
      <text:p text:style-name="P12"/>
      <text:p text:style-name="P12">Checking Joystick Input<text:span text:style-name="T5">: sudo jstest /dev/input/js0</text:span><text:span text:style-name="T8">s</text:span></text:p>
      <text:p text:style-name="P12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45">Type</text:p>
          </table:table-cell>
          <table:table-cell table:style-name="Table1.A1" office:value-type="string">
            <text:p text:style-name="P46">Number</text:p>
          </table:table-cell>
          <table:table-cell table:style-name="Table1.C1" office:value-type="string">
            <text:p text:style-name="P46">Control</text:p>
          </table:table-cell>
        </table:table-row>
        <table:table-row>
          <table:table-cell table:style-name="Table1.A2" office:value-type="string">
            <text:p text:style-name="P44">Axis</text:p>
          </table:table-cell>
          <table:table-cell table:style-name="Table1.A2" office:value-type="string">
            <text:p text:style-name="P44">0</text:p>
          </table:table-cell>
          <table:table-cell table:style-name="Table1.C2" office:value-type="string">
            <text:p text:style-name="P44">Left Thumbstick, left/righ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4">1</text:p>
          </table:table-cell>
          <table:table-cell table:style-name="Table1.C2" office:value-type="string">
            <text:p text:style-name="P44">Left Thumbstick, up/dow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4">2</text:p>
          </table:table-cell>
          <table:table-cell table:style-name="Table1.C2" office:value-type="string">
            <text:p text:style-name="P44">Right Thumbstick, left/righ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4">3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4">4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4">5</text:p>
          </table:table-cell>
          <table:table-cell table:style-name="Table1.C2" office:value-type="string">
            <text:p text:style-name="P44">Right Thumbstick, up/down</text:p>
          </table:table-cell>
        </table:table-row>
        <table:table-row>
          <table:table-cell table:style-name="Table1.A2" office:value-type="string">
            <text:p text:style-name="P44">Button</text:p>
          </table:table-cell>
          <table:table-cell table:style-name="Table1.A2" office:value-type="string">
            <text:p text:style-name="P44">0</text:p>
          </table:table-cell>
          <table:table-cell table:style-name="Table1.C2" office:value-type="string">
            <text:p text:style-name="P44">Square</text:p>
          </table:table-cell>
        </table:table-row>
        <table:table-row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>1</text:p>
          </table:table-cell>
          <table:table-cell table:style-name="Table1.C2" office:value-type="string">
            <text:p text:style-name="P44">Cross</text:p>
          </table:table-cell>
        </table:table-row>
        <table:table-row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>2</text:p>
          </table:table-cell>
          <table:table-cell table:style-name="Table1.C2" office:value-type="string">
            <text:p text:style-name="P44">Circle</text:p>
          </table:table-cell>
        </table:table-row>
        <table:table-row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>3</text:p>
          </table:table-cell>
          <table:table-cell table:style-name="Table1.C2" office:value-type="string">
            <text:p text:style-name="P44">Trianble</text:p>
          </table:table-cell>
        </table:table-row>
        <table:table-row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8">4</text:p>
          </table:table-cell>
          <table:table-cell table:style-name="Table1.C2" office:value-type="string">
            <text:p text:style-name="P48">Left/L1</text:p>
          </table:table-cell>
        </table:table-row>
        <table:table-row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8">5</text:p>
          </table:table-cell>
          <table:table-cell table:style-name="Table1.C2" office:value-type="string">
            <text:p text:style-name="P48">Right/R1</text:p>
          </table:table-cell>
        </table:table-row>
      </table:table>
      <text:p text:style-name="P12"/>
      <text:p text:style-name="P6"><text:span text:style-name="T2">Launching Bebop driver: </text:span>roslaunch bebop_driver bebop_node.launch</text:p>
      <text:p text:style-name="P1"/>
      <text:p text:style-name="P40"><text:span text:style-name="T14">Ref: </text:span><text:a xlink:type="simple" xlink:href="https://bebop-autonomy.readthedocs.io/en/latest/" text:style-name="Internet_20_link" text:visited-style-name="Visited_20_Internet_20_Link">https://bebop-autonomy.readthedocs.io/en/latest/</text:a></text:p>
      <text:p text:style-name="P39"/>
      <text:p text:style-name="P15">Launching Video Reader: <text:span text:style-name="T7">roslaunch video_stream_opencv video_file.launch</text:span></text:p>
      <text:p text:style-name="P35"/>
      <text:p text:style-name="P16"><text:span text:style-name="T7">N</text:span><text:span text:style-name="T5">ote: Play back a video from /learning_joy/sample/output.avi and output as /video_file/image_raw topic.</text:span></text:p>
      <text:p text:style-name="P39"/>
      <text:p text:style-name="P43"><text:span text:style-name="T2">Launching Image Analysis:</text:span> roslaunch learning_joy image_analysis.launch</text:p>
      <text:p text:style-name="P39"/>
      <text:p text:style-name="P17">Connecting to Bebop with FTP</text:p>
      <text:p text:style-name="P17"/>
      <text:p text:style-name="P36">Host: 192.168.42.1</text:p>
      <text:p text:style-name="P36">Protocol: FTP</text:p>
      <text:p text:style-name="P36">Encrpytion: Use plain FTP</text:p>
      <text:p text:style-name="P36">Logon Type: Anonymous</text:p>
      <text:p text:style-name="P36">Connect.</text:p>
      <text:p text:style-name="P39"/>
      <text:p text:style-name="P8">Update Dependencies:</text:p>
      <text:p text:style-name="P7">rosdep update</text:p>
      <text:p text:style-name="P7">rosdep install --from-paths src -i</text:p>
      <text:p text:style-name="P1"/>
      <text:p text:style-name="P11">Git:</text:p>
      <text:p text:style-name="P33">git add *</text:p>
      <text:p text:style-name="P33">git commit -m “text”</text:p>
      <text:p text:style-name="P33">git push -u origin master</text:p>
      <text:p text:style-name="P34"><text:soft-page-break/>username: <text:a xlink:type="simple" xlink:href="mailto:ivanchew92@gmail.com" text:style-name="Internet_20_link" text:visited-style-name="Visited_20_Internet_20_Link">ivanchew92@gmail.com</text:a></text:p>
      <text:p text:style-name="P34">password: kingdom9419</text:p>
      <text:p text:style-name="P1"/>
      <text:p text:style-name="P2"><text:span text:style-name="T4">Q1. </text:span><text:span text:style-name="T2">Is the following param permanent or must it be configured everytime?</text:span> rosparam set joy_node/dev "/dev/input/jsX"</text:p>
      <text:p text:style-name="P2"/>
      <text:p text:style-name="P9"><text:span text:style-name="T1">Q2. </text:span>How do I make the sourcing permanent? </text:p>
      <text:p text:style-name="P3"/>
      <text:p text:style-name="P3"><text:span text:style-name="T3">Cmd</text:span><text:span text:style-name="T9">: </text:span>source devel/setup.bash</text:p>
      <text:p text:style-name="P2"/>
      <text:p text:style-name="P5">Ref: http://wiki.ros.org/ROS/Tutorials/InstallingandConfiguringROSEnvironment</text:p>
      <text:p text:style-name="P2"/>
      <text:p text:style-name="P10">Q3. After running the joy_node, the following error message appears, but there doesn’t seem to be any significant impact to the joy stick controls. </text:p>
      <text:p text:style-name="P4"/>
      <text:p text:style-name="P4">slayer9419@slayer9419-XPS-15-9550:~/catkin_ws$ rosrun joy joy_node </text:p>
      <text:p text:style-name="P4">[ERROR] [1553789643.492760355]: Couldn't open joystick force feedback!</text:p>
      <text:p text:style-name="P4"/>
      <text:p text:style-name="P13">Q4. No output from video_recorder node. </text:p>
      <text:p text:style-name="P41"/>
      <text:p text:style-name="P41">The file was saved to the /home/.ros folder by default when activated through a launch file. Specify cwd="node" in the node .xml line to specify the output to the current directory. <text:span text:style-name="T16">Doesn’t work</text:span><text:span text:style-name="T15">.</text:span></text:p>
      <text:p text:style-name="P4"/>
      <text:p text:style-name="P14">Q5. Unable to compile openCV codes, undefined reference.</text:p>
      <text:p text:style-name="P42"/>
      <text:p text:style-name="P42">Include openCV into the required package line in the Cmake file.</text:p>
      <text:p text:style-name="P42"/>
      <text:p text:style-name="P42">find_package(catkin REQUIRED COMPONENTS</text:p>
      <text:p text:style-name="P42"><text:s text:c="2"/>joy</text:p>
      <text:p text:style-name="P42"><text:s text:c="2"/>roscpp</text:p>
      <text:p text:style-name="P42"><text:s text:c="2"/>turtlesim</text:p>
      <text:p text:style-name="P42"><text:s text:c="2"/>cv_bridge</text:p>
      <text:p text:style-name="P42"><text:s text:c="2"/>image_transport</text:p>
      <text:p text:style-name="P42"><text:s text:c="2"/>OpenCV</text:p>
      <text:p text:style-name="P42">)</text:p>
      <text:p text:style-name="P42"/>
      <text:p text:style-name="P18">Q6. xml format for bebop2 flight plan</text:p>
      <text:p text:style-name="P18"/>
      <text:p text:style-name="P19">Ref: <text:a xlink:type="simple" xlink:href="https://github.com/mavlink/mavlink/blob/master/message_definitions/v1.0/common.xml" text:style-name="Internet_20_link" text:visited-style-name="Visited_20_Internet_20_Link"><text:span text:style-name="T5">https://github.com/mavlink/mavlink/blob/master/message_definitions/v1.0/common.xml</text:span></text:a></text:p>
      <text:p text:style-name="P19"/>
      <text:p text:style-name="P37">&lt;entry value="16" name="MAV_CMD_NAV_WAYPOINT"&gt;</text:p>
      <text:p text:style-name="P37">&lt;description&gt;Navigate to MISSION.&lt;/description&gt;</text:p>
      <text:p text:style-name="P37">&lt;param index="1"&gt;Hold time in decimal seconds. (ignored by fixed wing, time to stay at MISSION for rotary wing)&lt;/param&gt;</text:p>
      <text:p text:style-name="P37">&lt;param index="2"&gt;Acceptance radius in meters (if the sphere with this radius is hit, the MISSION counts as reached)&lt;/param&gt;</text:p>
      <text:p text:style-name="P37">&lt;param index="3"&gt;0 to pass through the WP, if &gt; 0 radius in meters to pass by WP. Positive value for clockwise orbit, negative value for counter-clockwise orbit. Allows trajectory control.&lt;/param&gt;</text:p>
      <text:p text:style-name="P37">&lt;param index="4"&gt;Desired yaw angle at MISSION (rotary wing)&lt;/param&gt;</text:p>
      <text:p text:style-name="P37">&lt;param index="5"&gt;Latitude&lt;/param&gt;</text:p>
      <text:p text:style-name="P37">&lt;param index="6"&gt;Longitude&lt;/param&gt;</text:p>
      <text:p text:style-name="P37">&lt;param index="7"&gt;Altitude&lt;/param&gt;</text:p>
      <text:p text:style-name="P42"><text:soft-page-break/></text:p>
      <text:p text:style-name="P21">Note 1: Launching Image View Package from Launch File.</text:p>
      <text:p text:style-name="P20"/>
      <text:p text:style-name="P25">Remapping needs to be performed <text:span text:style-name="T10">to launch the image_view node through a ROS launch file.</text:span></text:p>
      <text:p text:style-name="P25"/>
      <text:p text:style-name="P22">Note 2: Cmd_Vel Timeout</text:p>
      <text:p text:style-name="P28"/>
      <text:p text:style-name="P28">If no piloting command is received by the driver within this timeout period, the driver issues a stop command which causes the drone to hover.</text:p>
      <text:p text:style-name="P28"/>
      <text:p text:style-name="P27"><text:span text:style-name="T12">Ref: </text:span><text:a xlink:type="simple" xlink:href="https://bebop-autonomy.readthedocs.io/en/latest/configuration.html" text:style-name="Internet_20_link" text:visited-style-name="Visited_20_Internet_20_Link"><text:span text:style-name="T11">https://bebop-autonomy.readthedocs.io/en/latest/configuration.html</text:span></text:a></text:p>
      <text:p text:style-name="P28"/>
      <text:p text:style-name="P29">To solve the problem, create a node that publishes at a fix rate to avoid the timeout problem.</text:p>
      <text:p text:style-name="P30"/>
      <text:p text:style-name="P23">Note 3: Creating bounding box from contours objects</text:p>
      <text:p text:style-name="P31"/>
      <text:p text:style-name="P23"><text:span text:style-name="T11">Ref: </text:span><text:a xlink:type="simple" xlink:href="https://docs.opencv.org/2.4.13.7/doc/tutorials/imgproc/shapedescriptors/bounding_rects_circles/bounding_rects_circles.html" text:style-name="Internet_20_link" text:visited-style-name="Visited_20_Internet_20_Link"><text:span text:style-name="T5">https://docs.opencv.org/2.4.13.7/doc/tutorials/imgproc/shapedescriptors/bounding_rects_circles/bounding_rects_circles.html</text:span></text:a></text:p>
      <text:p text:style-name="P31"/>
      <text:p text:style-name="P24">Note 4: Performing Multi-Object Tracking</text:p>
      <text:p text:style-name="P24"/>
      <text:p text:style-name="P24"/>
      <text:p text:style-name="P32"><text:span text:style-name="T17">SAFETY NOTE</text:span>: Axis numbers for the PS4 controller changed when another machine was used. Prior to using the package, it is important to verify that the axis corresponds with the desired buttons. </text:p>
      <text:p text:style-name="P32"/>
      <text:p text:style-name="P32"><text:span text:style-name="T17">SAFETY NOTE</text:span>: In the case where link is loss between drone and computer, the RH route would be activated and the drone would climb, proceed to the take-off x,y coordinates and descend to a holding mode. Thereafter, de-link the wifi connection and re-connect. Re-launch the node and land the dr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00:06:44.739909715</meta:creation-date>
    <meta:generator>LibreOffice/5.1.6.2$Linux_X86_64 LibreOffice_project/10m0$Build-2</meta:generator>
    <dc:date>2019-04-16T19:29:34.619545679</dc:date>
    <meta:editing-duration>PT11H17M40S</meta:editing-duration>
    <meta:editing-cycles>39</meta:editing-cycles>
    <meta:document-statistic meta:table-count="1" meta:image-count="0" meta:object-count="0" meta:page-count="3" meta:paragraph-count="91" meta:word-count="522" meta:character-count="4017" meta:non-whitespace-character-count="3570"/>
  </office:meta>
</office:document-meta>
</file>